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7pt" style:font-name-asian="Verdana1" style:font-size-asian="17pt" style:font-name-complex="Verdana1" style:font-size-complex="17pt"/>
    </style:style>
    <style:style style:name="P2" style:family="paragraph" style:parent-style-name="Standard">
      <style:text-properties style:font-name="Verdana" fo:font-size="10pt" style:font-name-asian="Verdana1" style:font-size-asian="10pt" style:font-name-complex="Verdana1" style:font-size-complex="10pt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" style:family="paragraph" style:parent-style-name="Standard">
      <style:paragraph-properties fo:margin-left="0.5in" fo:margin-right="0in" fo:text-indent="0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 style:master-page-name="Standard">
      <style:paragraph-properties style:page-number="1"/>
    </style:style>
    <style:style style:name="T1" style:family="text">
      <style:text-properties style:font-name="Verdana" fo:font-size="17pt" style:font-name-asian="Verdana1" style:font-size-asian="17pt" style:font-name-complex="Verdana1" style:font-size-complex="17pt"/>
    </style:style>
    <style:style style:name="T2" style:family="text">
      <style:text-properties style:font-name="Verdana" fo:font-size="17pt" fo:font-weight="bold" style:font-name-asian="Verdana1" style:font-size-asian="17pt" style:font-weight-asian="bold" style:font-name-complex="Verdana1" style:font-size-complex="17pt"/>
    </style:style>
    <style:style style:name="T3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4" style:family="text">
      <style:text-properties style:font-name="Verdana" fo:font-size="10pt" style:font-name-asian="Verdana1" style:font-size-asian="10pt" style:font-name-complex="Verdana1" style:font-size-complex="10pt"/>
    </style:style>
    <style:style style:name="T5" style:family="text">
      <style:text-properties style:font-name="Verdana" fo:font-size="10pt" style:text-underline-style="none" style:font-name-asian="Verdana1" style:font-size-asian="10pt" style:font-name-complex="Verdana1" style:font-size-complex="10pt"/>
    </style:style>
    <style:style style:name="T6" style:family="text">
      <style:text-properties fo:color="#9900ff" style:font-name="Verdana" fo:font-size="10pt" fo:font-weight="bold" style:font-name-asian="Verdana1" style:font-size-asian="10pt" style:font-weight-asian="bold" style:font-name-complex="Verdana1" style:font-size-complex="10pt"/>
    </style:style>
    <style:style style:name="T7" style:family="text">
      <style:text-properties fo:color="#1155cc" style:font-name="Verdana" fo:font-size="10pt" style:text-underline-style="solid" style:text-underline-width="auto" style:text-underline-color="font-color" style:font-name-asian="Verdana1" style:font-size-asian="10pt" style:font-name-complex="Verdana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📋</text:span><text:span text:style-name="T3">Descrição da atividade: </text:span><text:span text:style-name="T4">Descreveremos um cenário e um problema, diante disso devemos resolver o problema apresentado, faça o passo a passo com a maior riqueza de detalhes possível. Isso ajudará a chegar em uma melhor solução.</text:span></text:p>
      <text:p text:style-name="P1"/>
      <text:p text:style-name="Standard"><text:span text:style-name="T1">🤠</text:span><text:span text:style-name="T3">Cenário: </text:span><text:span text:style-name="T4">Trabalhamos em um zoológico e precisamos separar cada espécie desse zoológico de acordo com seu identificador e sua espécie. </text:span></text:p>
      <text:p text:style-name="P2"/>
      <text:p text:style-name="Standard"><text:span text:style-name="T4">Ou seja: </text:span></text:p>
      <text:p text:style-name="P2"/>
      <text:list xml:id="list4250937818" text:style-name="WWNum1">
        <text:list-item>
          <text:p text:style-name="P3"><text:span text:style-name="T4">Teremos que ordenar as espécies pelo identificador do maior para o menor, além disso englobar todas as espécies pertencentes àquele grupo. </text:span></text:p>
        </text:list-item>
        <text:list-item>
          <text:p text:style-name="P3"><text:span text:style-name="T3">No final teremos que ter um relatório de quantos animais temos para cada espécie, de acordo com o sexo do animal e o valor total de animais daquela espécie.</text:span></text:p>
        </text:list-item>
        <text:list-item>
          <text:p text:style-name="P3"><text:span text:style-name="T4">Por exemplo: Temos 2 leões do sexo femino e 5 do sexo masculino, totalizando 7 leões. </text:span></text:p>
        </text:list-item>
        <text:list-item>
          <text:p text:style-name="P3"><text:span text:style-name="T6">Bônus: Incluir no relatório qual espécie tem o maior número de animais.</text:span></text:p>
        </text:list-item>
      </text:list>
      <text:p text:style-name="P5"/>
      <text:p text:style-name="P5"/>
      <text:p text:style-name="P6"><text:span text:style-name="T4">Para isso vou disponibilizar dois arquivos para vocês. Um deles contendo o identificador de cada espécie e outro contendo o nome, qual espécie pertence aquele animas e o sexo do animal. </text:span></text:p>
      <text:p text:style-name="P2"/>
      <text:p text:style-name="P2"/>
      <text:list xml:id="list115430671" text:style-name="WWNum2">
        <text:list-item>
          <text:p text:style-name="P4"><text:a xlink:type="simple" xlink:href="https://docs.google.com/document/d/1VwaQL-zoYG_-kG5Zyd4w2x2SBn7t-ihsmAE5pfBHtYc/edit?usp=sharing" text:style-name="ListLabel_20_19" text:visited-style-name="ListLabel_20_19"><text:span text:style-name="T7">Número identificador de cada espécie </text:span></text:a></text:p>
        </text:list-item>
        <text:list-item>
          <text:p text:style-name="P4"><text:a xlink:type="simple" xlink:href="https://docs.google.com/document/d/1BFzB4ZWz27NqWJ0XrZdUYAXFpLXOMtYthiVdYmWZt-8/edit?usp=sharing" text:style-name="ListLabel_20_19" text:visited-style-name="ListLabel_20_19"><text:span text:style-name="T7">Dados dos animais de acordo e sua respectiva espécie </text:span></text:a></text:p>
        </text:list-item>
      </text:list>
      <text:p text:style-name="P2"/>
      <text:p text:style-name="P2"/>
      <text:p text:style-name="P2"/>
      <text:p text:style-name="P2"/>
      <text:p text:style-name="Standard"><text:span text:style-name="T2">🧠</text:span><text:span text:style-name="T3">RESOLVA O PROBLEMA UTILIZANDO O ESPAÇO ABAIXO: </text:span></text:p>
      <text:p text:style-name="P2"/>
      <text:p text:style-name="P2"/>
      <text:p text:style-name="Standard"><text:span text:style-name="T4">Complete de acordo com os dados fornecidos e descreva passo a passo o que foi feito, da mesma forma que fizemos na última atividade, no dia 1.2.</text:span></text:p>
      <text:p text:style-name="P2"><text:soft-page-break/></text:p>
      <text:p text:style-name="P2"/>
      <text:p text:style-name="P2"/>
      <text:p text:style-name="Standard"><text:span text:style-name="T3">Primeiro passo:</text:span></text:p>
      <text:p text:style-name="P2"/>
      <text:p text:style-name="P2"/>
      <text:p text:style-name="Standard"><text:span text:style-name="T4"><text:s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Verdana" fo:font-family="Verdana" style:font-family-generic="roman" style:font-pitch="variable" fo:font-size="10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Verdana" fo:font-family="Verdana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font-name="Verdana" fo:font-family="Verdana" style:font-family-generic="roman" style:font-pitch="variable" fo:font-size="10pt" style:text-underline-style="solid" style:text-underline-width="auto" style:text-underline-color="font-color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4" meta:word-count="223" meta:character-count="1312" meta:non-whitespace-character-count="1099"/>
    <meta:generator>LibreOfficeDev/6.0.5.2$Linux_X86_64 LibreOffice_project/</meta:generator>
  </office:meta>
</office:document-meta>
</file>